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keep-with-next="always" fo:keep-together="always" fo:break-before="page" fo:text-align="center" fo:margin-top="0.0555in"/>
    </style:style>
    <style:style style:name="T2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P5" style:parent-style-name="Standard" style:family="paragraph">
      <style:paragraph-properties fo:margin-bottom="0.1111in" style:line-height-at-least="0.2166in"/>
      <style:text-properties style:font-name="Times New Roman" style:font-name-complex="Times New Roman" fo:font-size="14pt" style:font-size-asian="14pt" style:font-size-complex="14pt" fo:language="en" fo:country="US"/>
    </style:style>
    <style:style style:name="P6" style:parent-style-name="Standard" style:family="paragraph">
      <style:paragraph-properties fo:margin-bottom="0.1111in" style:line-height-at-least="0.2166in"/>
      <style:text-properties style:font-name="Times New Roman" style:font-name-complex="Times New Roman" fo:font-size="14pt" style:font-size-asian="14pt" style:font-size-complex="14pt" fo:language="en" fo:country="US"/>
    </style:style>
    <style:style style:name="P7" style:parent-style-name="Standard" style:family="paragraph">
      <style:paragraph-properties fo:keep-with-next="always" fo:keep-together="always" fo:text-align="center" fo:margin-top="0.0555in"/>
      <style:text-properties style:font-name="Times New Roman" style:font-name-complex="Times New Roman" fo:text-transform="uppercase" fo:font-size="14pt" style:font-size-asian="14pt" style:font-size-complex="14pt"/>
    </style:style>
    <style:style style:name="P8" style:parent-style-name="Standard" style:family="paragraph">
      <style:paragraph-properties fo:margin-bottom="0.1111in" style:line-height-at-least="0.2166in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" style:parent-style-name="Standard" style:family="paragraph">
      <style:paragraph-properties fo:margin-bottom="0.1111in" style:line-height-at-least="0.2166in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2" style:parent-style-name="Standard" style:family="paragraph">
      <style:paragraph-properties fo:margin-bottom="0.1111in" style:line-height-at-least="0.2166in"/>
      <style:text-properties style:font-name="Times New Roman" style:font-name-complex="Times New Roman" fo:font-size="14pt" style:font-size-asian="14pt" style:font-size-complex="14pt" fo:language="ru" fo:country="RU"/>
    </style:style>
    <style:style style:name="P13" style:parent-style-name="Standard" style:family="paragraph">
      <style:paragraph-properties fo:keep-with-next="always" fo:keep-together="always" fo:text-align="center" fo:margin-top="0.0555in"/>
    </style:style>
    <style:style style:name="T14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 fo:language="ru" fo:country="RU"/>
    </style:style>
    <style:style style:name="T16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 fo:language="ru" fo:country="RU"/>
    </style:style>
    <style:style style:name="P18" style:parent-style-name="Standard" style:family="paragraph">
      <style:paragraph-properties fo:margin-bottom="0.1111in" style:line-height-at-least="0.2166in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0" style:parent-style-name="Standard" style:family="paragraph">
      <style:paragraph-properties fo:margin-bottom="0.1111in" style:line-height-at-least="0.2166in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2" style:parent-style-name="Standard" style:family="paragraph">
      <style:paragraph-properties fo:keep-with-next="always" fo:keep-together="always" fo:text-align="center" fo:margin-top="0.0555in"/>
    </style:style>
    <style:style style:name="T23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text-transform="uppercase" fo:color="#0070C0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text-transform="uppercase" fo:color="#0070C0" fo:font-size="14pt" style:font-size-asian="14pt" style:font-size-complex="14pt" fo:language="ru" fo:country="RU"/>
    </style:style>
    <style:style style:name="P26" style:parent-style-name="Standard" style:family="paragraph">
      <style:paragraph-properties fo:margin-bottom="0.1111in" style:line-height-at-least="0.2166in"/>
    </style:style>
    <style:style style:name="T27" style:parent-style-name="Основнойшрифтабзаца" style:family="text">
      <style:text-properties style:font-name="Times New Roman" style:font-name-complex="Times New Roman" fo:color="#0070C0" fo:font-size="14pt" style:font-size-asian="14pt" style:font-size-complex="14pt" fo:language="en" fo:country="US"/>
    </style:style>
    <style:style style:name="P28" style:parent-style-name="Standard" style:family="paragraph">
      <style:paragraph-properties fo:keep-with-next="always" fo:keep-together="always" fo:text-align="center" fo:margin-top="0.0833in"/>
      <style:text-properties style:font-name="Times New Roman" style:font-name-complex="Times New Roman" style:use-window-font-color="true" fo:font-size="14pt" style:font-size-asian="14pt" style:font-size-complex="14pt"/>
    </style:style>
    <style:style style:name="P29" style:parent-style-name="Standard" style:family="paragraph">
      <style:paragraph-properties fo:keep-with-next="always" fo:keep-together="always" fo:text-align="center" fo:margin-top="0.0833in"/>
    </style:style>
    <style:style style:name="T30" style:parent-style-name="Основнойшрифтабзаца" style:family="text">
      <style:text-properties style:font-name="Times New Roman" style:font-name-complex="Times New Roman" fo:color="#4F81BD" fo:letter-spacing="-0.0006in" fo:font-size="14pt" style:font-size-asian="14pt"/>
    </style:style>
    <style:style style:name="P31" style:parent-style-name="Standard" style:family="paragraph">
      <style:paragraph-properties fo:text-align="center" fo:margin-bottom="0.1111in" style:line-height-at-least="0.2166in"/>
    </style:style>
    <style:style style:name="T32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color="#0070C0" fo:font-size="14pt" style:font-size-asian="14pt" style:font-size-complex="14pt" fo:language="ru" fo:country="RU"/>
    </style:style>
    <style:style style:name="P34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P35" style:parent-style-name="Standard" style:family="paragraph">
      <style:paragraph-properties fo:margin-bottom="0.1111in" style:line-height-at-least="0.2166in"/>
    </style:style>
    <style:style style:name="T3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P37" style:parent-style-name="Standard" style:family="paragraph">
      <style:paragraph-properties fo:margin-bottom="0.1111in" fo:margin-left="4.1347in">
        <style:tab-stops/>
      </style:paragraph-properties>
    </style:style>
    <style:style style:name="T38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T43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color="#0070C0" fo:font-size="14pt" style:font-size-asian="14pt" style:font-size-complex="14pt"/>
    </style:style>
    <style:style style:name="P51" style:parent-style-name="Standard" style:family="paragraph">
      <style:paragraph-properties fo:margin-bottom="0.1111in" fo:margin-left="4.1347in">
        <style:tab-stops/>
      </style:paragraph-properties>
      <style:text-properties style:font-name="Times New Roman" style:font-name-complex="Times New Roman" fo:font-weight="bold" style:font-weight-asian="bold" style:use-window-font-color="true" fo:font-size="14pt" style:font-size-asian="14pt" style:font-size-complex="14pt" fo:language="ru" fo:country="RU"/>
    </style:style>
    <style:style style:name="P52" style:parent-style-name="Standard" style:family="paragraph">
      <style:paragraph-properties fo:margin-bottom="0.1111in" fo:margin-left="4.1347in">
        <style:tab-stops/>
      </style:paragraph-properties>
    </style:style>
    <style:style style:name="T53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59" style:parent-style-name="Standard" style:family="paragraph">
      <style:paragraph-properties fo:margin-bottom="0.1111in" style:line-height-at-least="0.2166in" fo:margin-left="4.1347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P60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P61" style:parent-style-name="Standard" style:family="paragraph">
      <style:paragraph-properties fo:keep-with-next="always" fo:keep-together="always" fo:text-align="center" fo:margin-top="0.5in"/>
      <style:text-properties style:font-name="Times New Roman" style:font-name-complex="Times New Roman" fo:text-transform="uppercase" style:use-window-font-color="true" fo:font-size="14pt" style:font-size-asian="14pt" style:font-size-complex="14pt"/>
    </style:style>
    <style:style style:name="P6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/>
    </style:style>
    <style:style style:name="P63" style:parent-style-name="Обычный" style:family="paragraph">
      <style:paragraph-properties fo:keep-with-next="always" fo:keep-together="always" fo:widows="2" fo:orphans="2" style:vertical-align="auto" fo:margin-top="0.3333in" fo:line-height="115%"/>
      <style:text-properties style:font-name="Times New Roman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64" style:parent-style-name="Обычный" style:family="paragraph">
      <style:paragraph-properties fo:keep-with-next="always" fo:keep-together="always" fo:widows="2" fo:orphans="2" style:vertical-align="auto" fo:margin-top="0.1388in" fo:line-height="115%">
        <style:tab-stops>
          <style:tab-stop style:type="left" style:position="1in"/>
        </style:tab-stops>
      </style:paragraph-properties>
      <style:text-properties fo:hyphenate="true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4F81BD" fo:letter-spacing="-0.0006in" style:letter-kerning="false" fo:font-size="13pt" style:font-size-asian="13pt" style:font-size-complex="13pt" style:language-asian="en" style:country-asian="US" style:language-complex="ar" style:country-complex="SA"/>
    </style:style>
    <style:style style:name="P66" style:parent-style-name="Обычный" style:family="paragraph">
      <style:paragraph-properties fo:widows="2" fo:orphans="2" fo:text-align="justify" style:vertical-align="auto" fo:margin-bottom="0.1388in" fo:line-height="115%"/>
      <style:text-properties fo:hyphenate="true"/>
    </style:style>
    <style:style style:name="T6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6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6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7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7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7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7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7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7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76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fo:font-style="italic" style:font-style-asian="italic" style:font-style-complex="italic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7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7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7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8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8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82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fo:font-style="italic" style:font-style-asian="italic" style:font-style-complex="italic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8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8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8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8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8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8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8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0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fo:font-style="italic" style:font-style-asian="italic" style:font-style-complex="italic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2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fo:font-style="italic" style:font-style-asian="italic" style:font-style-complex="italic" style:use-window-font-color="true" fo:letter-spacing="-0.0006in" style:letter-kerning="false" fo:font-size="11pt" style:font-size-asian="11pt" style:font-size-complex="11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9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9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9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8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fo:font-style="italic" style:font-style-asian="italic" style:font-style-complex="italic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P100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0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T10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P104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0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P10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8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09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10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11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112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113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11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5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16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117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1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9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20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21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22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123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24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125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126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1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8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29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130" style:parent-style-name="Обычный" style:family="paragraph">
      <style:paragraph-properties fo:widows="2" fo:orphans="2" style:vertical-align="auto" fo:margin-bottom="0.1388in" fo:line-height="115%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131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3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3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9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1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3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1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0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51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152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1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4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55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56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57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P15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9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60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16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2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63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64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65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66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67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16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9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70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71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72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73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74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175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17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7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78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79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80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181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82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P1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4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85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18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7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88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89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90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91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92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193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1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5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96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197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198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199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00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P20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2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03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20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5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06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207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08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209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10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21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2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13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214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15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216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17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218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21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0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21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222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23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P224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22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6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27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228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29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230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231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23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3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34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235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36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237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38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239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40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24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2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43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24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5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46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24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8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49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2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1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52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253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54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255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56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257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25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9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60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26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2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63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2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5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66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26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8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69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27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1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72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273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74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9.5pt" style:font-size-asian="9.5pt" style:font-size-complex="9.5pt" style:language-asian="uk" style:country-asian="UA" style:language-complex="ar" style:country-complex="SA"/>
    </style:style>
    <style:style style:name="T275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76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277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27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9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80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28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2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83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28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5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86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2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8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89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9.5pt" style:font-size-asian="9.5pt" style:font-size-complex="9.5pt" style:language-asian="uk" style:country-asian="UA" style:language-complex="ar" style:country-complex="SA"/>
    </style:style>
    <style:style style:name="P29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1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92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293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94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9.5pt" style:font-size-asian="9.5pt" style:font-size-complex="9.5pt" style:language-asian="uk" style:country-asian="UA" style:language-complex="ar" style:country-complex="SA"/>
    </style:style>
    <style:style style:name="T295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29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7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298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299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300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9.5pt" style:font-size-asian="9.5pt" style:font-size-complex="9.5pt" style:language-asian="uk" style:country-asian="UA" style:language-complex="ar" style:country-complex="SA"/>
    </style:style>
    <style:style style:name="T301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30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3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304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9.5pt" style:font-size-asian="9.5pt" style:font-size-complex="9.5pt" style:language-asian="uk" style:country-asian="UA" style:language-complex="ar" style:country-complex="SA"/>
    </style:style>
    <style:style style:name="T305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T306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9.5pt" style:font-size-asian="9.5pt" style:font-size-complex="9.5pt" style:language-asian="uk" style:country-asian="UA" style:language-complex="ar" style:country-complex="SA"/>
    </style:style>
    <style:style style:name="T307" style:parent-style-name="Основнойшрифтабзаца" style:family="text"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/>
    </style:style>
    <style:style style:name="P308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309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310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9.5pt" style:font-size-asian="9.5pt" style:font-size-complex="9.5pt" style:language-asian="uk" style:country-asian="UA" style:language-complex="ar" style:country-complex="SA" fo:hyphenate="true"/>
    </style:style>
    <style:style style:name="P311" style:parent-style-name="Обычный" style:family="paragraph">
      <style:paragraph-properties fo:widows="2" fo:orphans="2" style:vertical-align="auto" fo:margin-bottom="0.1388in" fo:line-height="115%"/>
      <style:text-properties style:font-name="Times New Roman" style:font-name-complex="Times New Roman" fo:hyphenate="true"/>
    </style:style>
    <style:style style:name="P312" style:parent-style-name="Обычный" style:family="paragraph">
      <style:paragraph-properties fo:widows="2" fo:orphans="2" style:vertical-align="auto" fo:margin-bottom="0.1388in" fo:line-height="115%"/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313" style:parent-style-name="Заголовок1" style:family="paragraph">
      <style:paragraph-properties fo:break-before="column"/>
    </style:style>
    <style:style style:name="T314" style:parent-style-name="Основнойшрифтабзаца" style:family="text">
      <style:text-properties style:font-name="Times New Roman" style:use-window-font-color="true"/>
    </style:style>
    <style:style style:name="T315" style:parent-style-name="Основнойшрифтабзаца" style:family="text">
      <style:text-properties style:font-name="Times New Roman" style:use-window-font-color="true"/>
    </style:style>
    <style:style style:name="T316" style:parent-style-name="Основнойшрифтабзаца" style:family="text">
      <style:text-properties style:font-name="Times New Roman" fo:language="uk" fo:country="UA"/>
    </style:style>
    <style:style style:name="P317" style:parent-style-name="Заголовок3" style:family="paragraph">
      <style:text-properties style:font-name="Times New Roman" fo:language="uk" fo:country="UA"/>
    </style:style>
    <style:style style:name="P318" style:parent-style-name="Обычный" style:family="paragraph">
      <style:text-properties style:font-name="Times New Roman" style:font-name-complex="Times New Roman" fo:letter-spacing="-0.0006in"/>
    </style:style>
    <style:style style:name="P319" style:parent-style-name="Абзацсписка" style:family="paragraph">
      <style:text-properties style:font-name="Times New Roman" fo:letter-spacing="-0.0006in" fo:language="uk" fo:country="UA"/>
    </style:style>
    <style:style style:name="P320" style:parent-style-name="Абзацсписка" style:family="paragraph">
      <style:text-properties style:font-name="Times New Roman" fo:letter-spacing="-0.0006in" fo:language="uk" fo:country="UA"/>
    </style:style>
    <style:style style:name="P321" style:parent-style-name="Абзацсписка" style:family="paragraph"/>
    <style:style style:name="T322" style:parent-style-name="Основнойшрифтабзаца" style:family="text">
      <style:text-properties style:font-name="Times New Roman" fo:letter-spacing="-0.0006in" fo:language="en" fo:country="US"/>
    </style:style>
    <style:style style:name="T323" style:parent-style-name="Основнойшрифтабзаца" style:family="text">
      <style:text-properties style:font-name="Times New Roman" style:font-name-complex="Times New Roman" fo:letter-spacing="-0.0006in"/>
    </style:style>
    <style:style style:name="T324" style:parent-style-name="Основнойшрифтабзаца" style:family="text">
      <style:text-properties style:font-name="Times New Roman" style:font-name-complex="Times New Roman" fo:letter-spacing="-0.0006in" fo:language="en" fo:country="US"/>
    </style:style>
    <style:style style:name="T325" style:parent-style-name="Основнойшрифтабзаца" style:family="text">
      <style:text-properties style:font-name="Times New Roman" style:font-name-complex="Times New Roman" fo:letter-spacing="-0.0006in"/>
    </style:style>
    <style:style style:name="P326" style:parent-style-name="Обычный" style:family="paragraph">
      <style:text-properties style:font-name="Times New Roman" style:font-name-complex="Times New Roman" fo:letter-spacing="-0.0006in"/>
    </style:style>
    <style:style style:name="P327" style:parent-style-name="Обычный" style:family="paragraph">
      <style:text-properties style:font-name="Times New Roman" style:font-name-complex="Times New Roman" fo:letter-spacing="-0.0006in"/>
    </style:style>
    <style:style style:name="T328" style:parent-style-name="Основнойшрифтабзаца" style:family="text">
      <style:text-properties style:font-name="Times New Roman" style:font-name-complex="Times New Roman" fo:letter-spacing="-0.0006in"/>
    </style:style>
    <style:style style:name="T329" style:parent-style-name="Основнойшрифтабзаца" style:family="text">
      <style:text-properties style:font-name="Times New Roman" style:font-name-complex="Times New Roman" fo:letter-spacing="-0.0006in" fo:language="en" fo:country="US"/>
    </style:style>
    <style:style style:name="T330" style:parent-style-name="Основнойшрифтабзаца" style:family="text">
      <style:text-properties style:font-name="Times New Roman" style:font-name-complex="Times New Roman" fo:letter-spacing="-0.0006in"/>
    </style:style>
    <style:style style:name="P331" style:parent-style-name="Обычный" style:family="paragraph">
      <style:text-properties style:font-name="Times New Roman" style:font-name-complex="Times New Roman" fo:letter-spacing="-0.0006in"/>
    </style:style>
    <style:style style:name="P332" style:parent-style-name="Обычный" style:family="paragraph">
      <style:text-properties style:font-name="Times New Roman" style:font-name-complex="Times New Roman" fo:letter-spacing="-0.0006in"/>
    </style:style>
    <style:style style:name="P333" style:parent-style-name="Абзацсписка" style:family="paragraph">
      <style:text-properties style:font-name="Times New Roman" fo:letter-spacing="-0.0006in" fo:language="uk" fo:country="UA"/>
    </style:style>
    <style:style style:name="P334" style:parent-style-name="Абзацсписка" style:family="paragraph">
      <style:text-properties style:font-name="Times New Roman" fo:letter-spacing="-0.0006in" fo:language="uk" fo:country="UA"/>
    </style:style>
    <style:style style:name="P335" style:parent-style-name="Абзацсписка" style:family="paragraph">
      <style:text-properties style:font-name="Times New Roman" fo:letter-spacing="-0.0006in" fo:language="uk" fo:country="UA"/>
    </style:style>
    <style:style style:name="P336" style:parent-style-name="Заголовок3" style:family="paragraph">
      <style:text-properties style:font-name="Times New Roman" fo:language="uk" fo:country="UA"/>
    </style:style>
    <style:style style:name="P337" style:parent-style-name="Обычный" style:family="paragraph">
      <style:text-properties style:font-name="Times New Roman" style:font-name-complex="Times New Roman" fo:letter-spacing="-0.0006in"/>
    </style:style>
    <style:style style:name="P338" style:parent-style-name="Обычный" style:family="paragraph">
      <style:text-properties style:font-name="Times New Roman" style:font-name-complex="Times New Roman" fo:letter-spacing="-0.0006in"/>
    </style:style>
    <style:style style:name="P339" style:parent-style-name="Обычный" style:family="paragraph">
      <style:text-properties style:font-name="Times New Roman" style:font-name-complex="Times New Roman" fo:letter-spacing="-0.0006in"/>
    </style:style>
    <style:style style:name="P340" style:parent-style-name="Обычный" style:family="paragraph">
      <style:text-properties style:font-name="Times New Roman" style:font-name-complex="Times New Roman" fo:letter-spacing="-0.0006in"/>
    </style:style>
    <style:style style:name="P341" style:parent-style-name="Обычный" style:family="paragraph">
      <style:text-properties style:font-name="Times New Roman" style:font-name-complex="Times New Roman" fo:letter-spacing="-0.0006in"/>
    </style:style>
    <style:style style:name="P342" style:parent-style-name="Заголовок3" style:family="paragraph">
      <style:text-properties style:font-name="Times New Roman" fo:language="uk" fo:country="UA"/>
    </style:style>
    <style:style style:name="P343" style:parent-style-name="Обычный" style:family="paragraph">
      <style:text-properties style:font-name="Times New Roman" style:font-name-complex="Times New Roman" fo:letter-spacing="-0.0006in"/>
    </style:style>
    <style:style style:name="P344" style:parent-style-name="Обычный" style:family="paragraph">
      <style:text-properties style:font-name="Times New Roman" style:font-name-complex="Times New Roman" fo:letter-spacing="-0.0006in"/>
    </style:style>
    <style:style style:name="P345" style:parent-style-name="Обычный" style:family="paragraph">
      <style:text-properties style:font-name="Times New Roman" style:font-name-complex="Times New Roman" fo:letter-spacing="-0.0006in"/>
    </style:style>
    <style:style style:name="P346" style:parent-style-name="Обычный" style:family="paragraph">
      <style:text-properties style:font-name="Times New Roman" style:font-name-complex="Times New Roman" fo:letter-spacing="-0.0006in"/>
    </style:style>
    <style:style style:name="P347" style:parent-style-name="Обычный" style:family="paragraph">
      <style:text-properties style:font-name="Times New Roman" style:font-name-complex="Times New Roman" fo:letter-spacing="-0.0006in"/>
    </style:style>
    <style:style style:name="P348" style:parent-style-name="Обычный" style:family="paragraph">
      <style:text-properties style:font-name="Times New Roman" style:font-name-complex="Times New Roman" fo:letter-spacing="-0.0006in"/>
    </style:style>
    <style:style style:name="P349" style:parent-style-name="Обычный" style:family="paragraph">
      <style:text-properties style:font-name="Times New Roman" style:font-name-complex="Times New Roman" fo:letter-spacing="-0.0006in"/>
    </style:style>
    <style:style style:name="P350" style:parent-style-name="Обычный" style:family="paragraph">
      <style:text-properties style:font-name="Times New Roman" style:font-name-complex="Times New Roman" fo:letter-spacing="-0.0006in"/>
    </style:style>
    <style:style style:name="P351" style:parent-style-name="Обычный" style:family="paragraph">
      <style:text-properties style:font-name="Times New Roman" style:font-name-complex="Times New Roman" fo:letter-spacing="-0.0006in"/>
    </style:style>
    <style:style style:name="P352" style:parent-style-name="Обычный" style:family="paragraph">
      <style:text-properties style:font-name="Times New Roman" style:font-name-complex="Times New Roman" fo:letter-spacing="-0.0006in"/>
    </style:style>
    <style:style style:name="P353" style:parent-style-name="Обычный" style:family="paragraph">
      <style:text-properties style:font-name="Times New Roman" style:font-name-complex="Times New Roman" fo:letter-spacing="-0.0006in"/>
    </style:style>
    <style:style style:name="T354" style:parent-style-name="Основнойшрифтабзаца" style:family="text">
      <style:text-properties style:font-name="Times New Roman" fo:font-weight="normal" style:font-weight-asian="normal" fo:font-size="14pt" style:font-size-asian="14pt" style:font-size-complex="14pt"/>
    </style:style>
    <style:style style:name="T355" style:parent-style-name="Основнойшрифтабзаца" style:family="text">
      <style:text-properties style:font-name="Times New Roman" fo:language="uk" fo:country="UA"/>
    </style:style>
    <style:style style:name="TableColumn357" style:family="table-column">
      <style:table-column-properties style:column-width="0.2756in"/>
    </style:style>
    <style:style style:name="TableColumn358" style:family="table-column">
      <style:table-column-properties style:column-width="1.184in"/>
    </style:style>
    <style:style style:name="TableColumn359" style:family="table-column">
      <style:table-column-properties style:column-width="1.0944in"/>
    </style:style>
    <style:style style:name="TableColumn360" style:family="table-column">
      <style:table-column-properties style:column-width="1.2027in"/>
    </style:style>
    <style:style style:name="TableColumn361" style:family="table-column">
      <style:table-column-properties style:column-width="1.4611in"/>
    </style:style>
    <style:style style:name="TableColumn362" style:family="table-column">
      <style:table-column-properties style:column-width="1.4319in"/>
    </style:style>
    <style:style style:name="Table356" style:family="table">
      <style:table-properties style:width="6.65in" fo:margin-left="0in" table:align="left"/>
    </style:style>
    <style:style style:name="TableRow363" style:family="table-row">
      <style:table-row-properties style:min-row-height="0.6937in"/>
    </style:style>
    <style:style style:name="TableCell364" style:family="table-cell">
      <style:table-cell-properties fo:border="0.0069in solid #000000" fo:padding-top="0in" fo:padding-left="0.075in" fo:padding-bottom="0in" fo:padding-right="0.075in"/>
    </style:style>
    <style:style style:name="P365" style:parent-style-name="Обычный" style:family="paragraph">
      <style:paragraph-properties fo:widows="2" fo:orphans="2" style:vertical-align="auto" fo:line-height="115%"/>
    </style:style>
    <style:style style:name="T366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9pt" style:font-size-asian="9pt" style:font-size-complex="9pt" style:language-asian="uk" style:country-asian="UA" style:language-complex="ar" style:country-complex="SA"/>
    </style:style>
    <style:style style:name="TableCell367" style:family="table-cell">
      <style:table-cell-properties fo:border="0.0069in solid #000000" fo:padding-top="0in" fo:padding-left="0.075in" fo:padding-bottom="0in" fo:padding-right="0.075in"/>
    </style:style>
    <style:style style:name="P368" style:parent-style-name="Обычный" style:family="paragraph">
      <style:paragraph-properties fo:widows="2" fo:orphans="2" style:vertical-align="auto" fo:line-height="115%"/>
    </style:style>
    <style:style style:name="T369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9pt" style:font-size-asian="9pt" style:font-size-complex="9pt" style:language-asian="uk" style:country-asian="UA" style:language-complex="ar" style:country-complex="SA"/>
    </style:style>
    <style:style style:name="TableCell370" style:family="table-cell">
      <style:table-cell-properties fo:border="0.0069in solid #000000" fo:padding-top="0in" fo:padding-left="0.075in" fo:padding-bottom="0in" fo:padding-right="0.075in"/>
    </style:style>
    <style:style style:name="P371" style:parent-style-name="Обычный" style:family="paragraph">
      <style:paragraph-properties fo:widows="2" fo:orphans="2" style:vertical-align="auto" fo:line-height="115%"/>
    </style:style>
    <style:style style:name="T372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9pt" style:font-size-asian="9pt" style:font-size-complex="9pt" style:language-asian="uk" style:country-asian="UA" style:language-complex="ar" style:country-complex="SA"/>
    </style:style>
    <style:style style:name="TableCell373" style:family="table-cell">
      <style:table-cell-properties fo:border="0.0069in solid #000000" fo:padding-top="0in" fo:padding-left="0.075in" fo:padding-bottom="0in" fo:padding-right="0.075in"/>
    </style:style>
    <style:style style:name="P374" style:parent-style-name="Обычный" style:family="paragraph">
      <style:paragraph-properties fo:widows="2" fo:orphans="2" style:vertical-align="auto" fo:line-height="115%"/>
    </style:style>
    <style:style style:name="T375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9pt" style:font-size-asian="9pt" style:font-size-complex="9pt" style:language-asian="uk" style:country-asian="UA" style:language-complex="ar" style:country-complex="SA"/>
    </style:style>
    <style:style style:name="TableCell376" style:family="table-cell">
      <style:table-cell-properties fo:border="0.0069in solid #000000" fo:padding-top="0in" fo:padding-left="0.075in" fo:padding-bottom="0in" fo:padding-right="0.075in"/>
    </style:style>
    <style:style style:name="P377" style:parent-style-name="Обычный" style:family="paragraph">
      <style:paragraph-properties fo:widows="2" fo:orphans="2" style:vertical-align="auto" fo:line-height="115%"/>
    </style:style>
    <style:style style:name="T378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9pt" style:font-size-asian="9pt" style:font-size-complex="9pt" style:language-asian="uk" style:country-asian="UA" style:language-complex="ar" style:country-complex="SA"/>
    </style:style>
    <style:style style:name="TableCell379" style:family="table-cell">
      <style:table-cell-properties fo:border="0.0069in solid #000000" fo:padding-top="0in" fo:padding-left="0.075in" fo:padding-bottom="0in" fo:padding-right="0.075in"/>
    </style:style>
    <style:style style:name="P380" style:parent-style-name="Обычный" style:family="paragraph">
      <style:paragraph-properties fo:widows="2" fo:orphans="2" style:vertical-align="auto" fo:line-height="115%"/>
    </style:style>
    <style:style style:name="T381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use-window-font-color="true" style:letter-kerning="false" fo:font-size="9pt" style:font-size-asian="9pt" style:font-size-complex="9pt" style:language-asian="uk" style:country-asian="UA" style:language-complex="ar" style:country-complex="SA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fo:padding-top="0in" fo:padding-left="0.075in" fo:padding-bottom="0in" fo:padding-right="0.075in"/>
    </style:style>
    <style:style style:name="P384" style:parent-style-name="Обычный" style:family="paragraph">
      <style:paragraph-properties fo:widows="2" fo:orphans="2" style:vertical-align="auto" fo:line-height="115%"/>
    </style:style>
    <style:style style:name="T38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9pt" style:font-size-asian="9pt" style:font-size-complex="9pt" style:language-asian="uk" style:country-asian="UA" style:language-complex="ar" style:country-complex="SA"/>
    </style:style>
    <style:style style:name="TableCell386" style:family="table-cell">
      <style:table-cell-properties fo:border="0.0069in solid #000000" fo:padding-top="0in" fo:padding-left="0.075in" fo:padding-bottom="0in" fo:padding-right="0.075in"/>
    </style:style>
    <style:style style:name="P387" style:parent-style-name="Обычный" style:family="paragraph">
      <style:paragraph-properties fo:widows="2" fo:orphans="2" style:vertical-align="auto" fo:line-height="115%"/>
    </style:style>
    <style:style style:name="T38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9pt" style:font-size-asian="9pt" style:font-size-complex="9pt" style:language-asian="uk" style:country-asian="UA" style:language-complex="ar" style:country-complex="SA"/>
    </style:style>
    <style:style style:name="TableCell389" style:family="table-cell">
      <style:table-cell-properties fo:border="0.0069in solid #000000" fo:padding-top="0in" fo:padding-left="0.075in" fo:padding-bottom="0in" fo:padding-right="0.075in"/>
    </style:style>
    <style:style style:name="P390" style:parent-style-name="Обычный" style:family="paragraph">
      <style:paragraph-properties fo:widows="2" fo:orphans="2" style:vertical-align="auto" fo:line-height="115%"/>
    </style:style>
    <style:style style:name="T39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9pt" style:font-size-asian="9pt" style:font-size-complex="9pt" style:language-asian="uk" style:country-asian="UA" style:language-complex="ar" style:country-complex="SA"/>
    </style:style>
    <style:style style:name="TableCell392" style:family="table-cell">
      <style:table-cell-properties fo:border="0.0069in solid #000000" fo:padding-top="0in" fo:padding-left="0.075in" fo:padding-bottom="0in" fo:padding-right="0.075in"/>
    </style:style>
    <style:style style:name="P393" style:parent-style-name="Обычный" style:family="paragraph">
      <style:paragraph-properties fo:widows="2" fo:orphans="2" style:vertical-align="auto" fo:line-height="115%"/>
    </style:style>
    <style:style style:name="T39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9pt" style:font-size-asian="9pt" style:font-size-complex="9pt" style:language-asian="uk" style:country-asian="UA" style:language-complex="ar" style:country-complex="SA"/>
    </style:style>
    <style:style style:name="TableCell395" style:family="table-cell">
      <style:table-cell-properties fo:border="0.0069in solid #000000" fo:padding-top="0in" fo:padding-left="0.075in" fo:padding-bottom="0in" fo:padding-right="0.075in"/>
    </style:style>
    <style:style style:name="P396" style:parent-style-name="Обычный" style:family="paragraph">
      <style:paragraph-properties fo:widows="2" fo:orphans="2" style:vertical-align="auto" fo:line-height="115%"/>
    </style:style>
    <style:style style:name="T39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9pt" style:font-size-asian="9pt" style:font-size-complex="9pt" style:language-asian="uk" style:country-asian="UA" style:language-complex="ar" style:country-complex="SA"/>
    </style:style>
    <style:style style:name="TableCell398" style:family="table-cell">
      <style:table-cell-properties fo:border="0.0069in solid #000000" fo:padding-top="0in" fo:padding-left="0.075in" fo:padding-bottom="0in" fo:padding-right="0.075in"/>
    </style:style>
    <style:style style:name="P399" style:parent-style-name="Обычный" style:family="paragraph">
      <style:paragraph-properties fo:widows="2" fo:orphans="2" style:vertical-align="auto" fo:line-height="115%"/>
    </style:style>
    <style:style style:name="T40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9pt" style:font-size-asian="9pt" style:font-size-complex="9pt" style:language-asian="uk" style:country-asian="UA" style:language-complex="ar" style:country-complex="SA"/>
    </style:style>
    <style:style style:name="P401" style:parent-style-name="Обычный" style:family="paragraph">
      <style:paragraph-properties fo:widows="2" fo:orphans="2" style:vertical-align="auto" fo:margin-top="0.1069in" fo:margin-bottom="0.1388in" fo:line-height="104%">
        <style:tab-stops>
          <style:tab-stop style:type="left" style:position="0.2958in"/>
        </style:tab-stops>
      </style:paragraph-properties>
      <style:text-properties style:font-name="Times New Roman" style:font-name-complex="Times New Roman" style:use-window-font-color="true" fo:font-size="14pt" style:font-size-asian="14pt" style:font-size-complex="14pt" fo:hyphenate="true"/>
    </style:style>
    <style:style style:name="P402" style:parent-style-name="Standard" style:family="paragraph">
      <style:paragraph-properties fo:margin-bottom="0.1111in" style:line-height-at-least="0.2166in"/>
    </style:style>
    <style:style style:name="T403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04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T405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0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40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0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0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1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1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1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1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1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1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1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1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1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1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2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2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2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2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2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2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2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2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2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2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3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3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3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3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3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3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3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3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3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3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4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4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4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4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4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4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4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4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4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4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5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5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5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5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5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5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5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5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5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5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6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6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6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6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6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6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6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6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6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6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7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7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7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7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7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47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</style:style>
    <style:style style:name="T47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47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style:use-window-font-color="true"/>
    </style:style>
    <style:style style:name="P47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style:use-window-font-color="true"/>
    </style:style>
    <style:style style:name="P47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style:use-window-font-color="true"/>
    </style:style>
    <style:style style:name="P48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style:use-window-font-color="true"/>
    </style:style>
    <style:style style:name="P48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style:use-window-font-color="true"/>
    </style:style>
    <style:style style:name="P48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style:use-window-font-color="true"/>
    </style:style>
    <style:style style:name="P48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style:use-window-font-color="true"/>
    </style:style>
    <style:style style:name="P48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</style:style>
    <style:style style:name="T485" style:parent-style-name="Основнойшрифтабзаца" style:family="text">
      <style:text-properties style:font-name="Times New Roman" style:font-name-complex="Times New Roman" style:use-window-font-color="true"/>
    </style:style>
    <style:style style:name="P486" style:parent-style-name="Standard" style:family="paragraph">
      <style:paragraph-properties fo:margin-bottom="0.1111in" style:line-height-at-least="0.2166in"/>
    </style:style>
    <style:style style:name="T487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88" style:parent-style-name="Основнойшрифтабзаца" style:family="text">
      <style:text-properties style:font-name="Times New Roman" style:font-name-complex="Times New Roman" fo:color="#5983B0" fo:font-size="14pt" style:font-size-asian="14pt" style:font-size-complex="14pt"/>
    </style:style>
  </office:automatic-styles>
  <office:body>
    <office:text text:use-soft-page-breaks="true">
      <text:p text:style-name="P1"><text:span text:style-name="T2">Кам’янець-Подільський національний університет</text:span><text:span text:style-name="T3"><text:line-break/></text:span><text:span text:style-name="T4">імені Івана Огієнка</text:span></text:p>
      <text:p text:style-name="P5">  </text:p>
      <text:p text:style-name="P6"> </text:p>
      <text:p text:style-name="P7">КАФЕДРА КОМП’ЮТЕРНИХ НАУК</text:p>
      <text:p text:style-name="P8"><text:span text:style-name="T9"> </text:span></text:p>
      <text:p text:style-name="P10"><text:span text:style-name="T11"> </text:span></text:p>
      <text:p text:style-name="P12"/>
      <text:p text:style-name="P13"><text:span text:style-name="T14">Навчальна дисципліна<text:s/></text:span><text:span text:style-name="T15">«</text:span><text:span text:style-name="T16">Об’єктно-орієнтоване програмування</text:span><text:span text:style-name="T17">»</text:span></text:p>
      <text:p text:style-name="P18"><text:span text:style-name="T19"> </text:span></text:p>
      <text:p text:style-name="P20"><text:span text:style-name="T21"> </text:span></text:p>
      <text:p text:style-name="P22"><text:span text:style-name="T23">ЛАБОРАТОРНА РОБОТА<text:s/></text:span><text:span text:style-name="T24">#010</text:span><text:span text:style-name="T25">3</text:span></text:p>
      <text:p text:style-name="P26"><text:span text:style-name="T27"> </text:span></text:p>
      <text:p text:style-name="P28">Тема:</text:p>
      <text:p text:style-name="P29"><text:span text:style-name="T30">Спадкування</text:span></text:p>
      <text:p text:style-name="P31"><text:span text:style-name="T32">Варіант №</text:span><text:span text:style-name="T33">6</text:span></text:p>
      <text:p text:style-name="P34"/>
      <text:p text:style-name="P35"><text:span text:style-name="T36"> </text:span></text:p>
      <text:p text:style-name="P37"><text:span text:style-name="T38">Виконав</text:span><text:span text:style-name="T39">:</text:span><text:span text:style-name="T40"><text:line-break/></text:span><text:span text:style-name="T41">студент<text:s/></text:span><text:span text:style-name="T42">1</text:span><text:span text:style-name="T43">-го курсу</text:span><text:span text:style-name="T44"><text:line-break/></text:span><text:span text:style-name="T45">групи KN</text:span><text:span text:style-name="T46">ms</text:span><text:span text:style-name="T47">1-B2</text:span><text:span text:style-name="T48">3</text:span><text:span text:style-name="T49"><text:line-break/></text:span><text:span text:style-name="T50">Дарманський М.А.</text:span></text:p>
      <text:p text:style-name="P51"/>
      <text:p text:style-name="P52"><text:span text:style-name="T53">Прийняла</text:span><text:span text:style-name="T54">:</text:span><text:span text:style-name="T55"><text:line-break/></text:span><text:span text:style-name="T56">старший викладач,</text:span><text:span text:style-name="T57"><text:line-break/></text:span><text:span text:style-name="T58">Мястковська М.О.</text:span></text:p>
      <text:p text:style-name="P59"/>
      <text:p text:style-name="P60"/>
      <text:p text:style-name="P61">Кам’янець-Подільський – 2023</text:p>
      <text:p text:style-name="P62"/>
      <text:p text:style-name="P63"><text:bookmark-start text:name="_Toc191167405"/><text:soft-page-break/>Теоретичні відомості<text:bookmark-end text:name="_Toc191167405"/></text:p>
      <text:p text:style-name="P64"><text:span text:style-name="T65">Поняття про спадкування та ієрархію класів.</text:span></text:p>
      <text:p text:style-name="P66"><text:span text:style-name="T67">Одним із трьох основних принципів об’єктно-орієнтованого програмування є спадкування, яке з</text:span><text:span text:style-name="T68">а</text:span><text:span text:style-name="T69">безпечує можливість повторного використання існуючих класів. Мова C# надає можливості ств</text:span><text:span text:style-name="T70">о</text:span><text:span text:style-name="T71">рювати нові класи, що є різновидами вже існуючих класів. Такий клас містить у собі всі</text:span><text:span text:style-name="T72"><text:s/></text:span><text:span text:style-name="T73">члени так зв</text:span><text:span text:style-name="T74">а</text:span><text:span text:style-name="T75">ного<text:s/></text:span><text:span text:style-name="T76">базового</text:span><text:span text:style-name="T77"><text:s/>або батьківського класу, додаючи у нього</text:span><text:span text:style-name="T78"><text:s/></text:span><text:span text:style-name="T79">особливості власного функціонування. Клас, який створюється на основі</text:span><text:span text:style-name="T80"><text:s/></text:span><text:span text:style-name="T81">базового, називається<text:s/></text:span><text:span text:style-name="T82">похідним</text:span><text:span text:style-name="T83"><text:s/>або дочірнім класом (інколи г</text:span><text:span text:style-name="T84">о</text:span><text:span text:style-name="T85">ворять:</text:span><text:span text:style-name="T86"><text:s/></text:span><text:span text:style-name="T87">класом-нащадком). Це так зване класичне спадкування, яке встановлює між</text:span><text:span text:style-name="T88"><text:s/></text:span><text:span text:style-name="T89">похідним та базовим класом відношення «</text:span><text:span text:style-name="T90">Є</text:span><text:span text:style-name="T91">»: похідний клас<text:s/></text:span><text:span text:style-name="T92">є</text:span><text:span text:style-name="T93"><text:s/>різновидом</text:span><text:span text:style-name="T94"><text:s/></text:span><text:span text:style-name="T95">базового. Зрозуміло, що і похідний клас може стати базовим при створенні</text:span><text:span text:style-name="T96"><text:s/></text:span><text:span text:style-name="T97">наступного похідного класу від нього. Все гроно класів, які мають спільний корінь, разом із зв’язками між ними, називається<text:s/></text:span><text:span text:style-name="T98">ієрархією класів</text:span><text:span text:style-name="T99">.</text:span></text:p>
      <text:p text:style-name="P100"><text:span text:style-name="T101">Співвідношення між базовим та похідним класом позначається діаграмою,</text:span><text:span text:style-name="T102"><text:s/></text:span><text:span text:style-name="T103">наведеною на малюнку.</text:span></text:p>
      <text:p text:style-name="P104"><text:span text:style-name="T105">Визначення похідного класу має наступний синтаксис:</text:span><text:span text:style-name="T106"><text:s/></text:span></text:p>
      <text:p text:style-name="P107"><text:span text:style-name="T108"><text:s text:c="4"/></text:span><text:span text:style-name="T109">class</text:span><text:span text:style-name="T110"><text:s/>&lt;</text:span><text:span text:style-name="T111">ідентифікатор</text:span><text:span text:style-name="T112"><text:s/>базового класу&gt;</text:span></text:p>
      <text:p text:style-name="P113"><text:s text:c="4"/>{</text:p>
      <text:p text:style-name="P114"><text:span text:style-name="T115"><text:s text:c="8"/></text:span><text:span text:style-name="T116">// код базового класу</text:span></text:p>
      <text:p text:style-name="P117"><text:s text:c="4"/>}</text:p>
      <text:p text:style-name="P118"><text:span text:style-name="T119"><text:s text:c="4"/></text:span><text:span text:style-name="T120">class</text:span><text:span text:style-name="T121"><text:s/>&lt;</text:span><text:span text:style-name="T122">ідентифікатор</text:span><text:span text:style-name="T123"><text:s/>похідного класу&gt; : &lt;</text:span><text:span text:style-name="T124">ідентифікатор</text:span><text:span text:style-name="T125"><text:s/>базового класу&gt;</text:span></text:p>
      <text:p text:style-name="P126"><text:s text:c="4"/>{</text:p>
      <text:p text:style-name="P127"><text:span text:style-name="T128"><text:s text:c="8"/></text:span><text:span text:style-name="T129">// код похідного класу</text:span></text:p>
      <text:p text:style-name="P130"><text:s text:c="4"/>}</text:p>
      <text:p text:style-name="P131"><text:span text:style-name="T132">Наведемо приклад створення похідного класу. Базовий клас<text:s/></text:span><text:span text:style-name="T133">Building</text:span><text:span text:style-name="T134"><text:s/>буде визначати деяку буді</text:span><text:span text:style-name="T135">в</text:span><text:span text:style-name="T136">лю. Оскільки офісний будинок та житловий будинки є різновидами будівлі, для них можна визн</text:span><text:span text:style-name="T137">а</text:span><text:span text:style-name="T138">чити похідні класи<text:s/></text:span><text:span text:style-name="T139">OfficeBuilding</text:span><text:span text:style-name="T140"><text:s/>та<text:s/></text:span><text:span text:style-name="T141">LivingBuilding</text:span><text:span text:style-name="T142">, додавши у клас<text:s/></text:span><text:span text:style-name="T143">Building</text:span><text:span text:style-name="T144"><text:s/>необхідну функці</text:span><text:span text:style-name="T145">о</text:span><text:span text:style-name="T146">нал</text:span><text:span text:style-name="T147">ь</text:span><text:span text:style-name="T148">ність.</text:span></text:p>
      <text:p text:style-name="P149"><text:span text:style-name="T150">namespace</text:span><text:span text:style-name="T151"><text:s/>DerivativeClass</text:span></text:p>
      <text:p text:style-name="P152">{</text:p>
      <text:p text:style-name="P153"><text:span text:style-name="T154"><text:s text:c="4"/></text:span><text:span text:style-name="T155">class</text:span><text:span text:style-name="T156"><text:s/></text:span><text:span text:style-name="T157">Building</text:span></text:p>
      <text:p text:style-name="P158"><text:span text:style-name="T159"><text:s text:c="4"/>{<text:s/></text:span><text:span text:style-name="T160">// базовий клас - будинок</text:span></text:p>
      <text:p text:style-name="P161"><text:span text:style-name="T162"><text:s text:c="8"/></text:span><text:span text:style-name="T163">public</text:span><text:span text:style-name="T164"><text:s/></text:span><text:span text:style-name="T165">int</text:span><text:span text:style-name="T166"><text:s/>floors;<text:s/></text:span><text:span text:style-name="T167">// кількість поверхів</text:span></text:p>
      <text:p text:style-name="P168"><text:span text:style-name="T169"><text:s text:c="8"/></text:span><text:span text:style-name="T170">public</text:span><text:span text:style-name="T171"><text:s/></text:span><text:span text:style-name="T172">double</text:span><text:span text:style-name="T173"><text:s/>area;<text:s/></text:span><text:span text:style-name="T174">// площа</text:span></text:p>
      <text:p text:style-name="P175"><text:s text:c="4"/>}</text:p>
      <text:p text:style-name="P176"><text:span text:style-name="T177"><text:s text:c="4"/></text:span><text:span text:style-name="T178">class</text:span><text:span text:style-name="T179"><text:s/></text:span><text:span text:style-name="T180">OfficeBuilding</text:span><text:span text:style-name="T181"><text:s/>:<text:s/></text:span><text:span text:style-name="T182">Building</text:span></text:p>
      <text:p text:style-name="P183"><text:span text:style-name="T184"><text:s text:c="4"/>{<text:s/></text:span><text:span text:style-name="T185">// похідний клас - офісний будинок</text:span></text:p>
      <text:p text:style-name="P186"><text:span text:style-name="T187"><text:s text:c="8"/></text:span><text:span text:style-name="T188">public</text:span><text:span text:style-name="T189"><text:s/></text:span><text:span text:style-name="T190">int</text:span><text:span text:style-name="T191"><text:s/>numOffices;<text:s/></text:span><text:span text:style-name="T192">// кількість офісів</text:span></text:p>
      <text:p text:style-name="P193"><text:s text:c="4"/>}</text:p>
      <text:p text:style-name="P194"><text:span text:style-name="T195"><text:s text:c="4"/></text:span><text:span text:style-name="T196">class</text:span><text:span text:style-name="T197"><text:s/></text:span><text:span text:style-name="T198">LivingBuilding</text:span><text:span text:style-name="T199"><text:s/>:<text:s/></text:span><text:span text:style-name="T200">Building</text:span></text:p>
      <text:p text:style-name="P201"><text:span text:style-name="T202"><text:s text:c="4"/>{<text:s/></text:span><text:span text:style-name="T203">// ще один похідний клас - житловий будинок</text:span></text:p>
      <text:p text:style-name="P204"><text:span text:style-name="T205"><text:s text:c="8"/></text:span><text:span text:style-name="T206">public</text:span><text:span text:style-name="T207"><text:s/></text:span><text:span text:style-name="T208">int</text:span><text:span text:style-name="T209"><text:s/>numFlats;<text:s/></text:span><text:span text:style-name="T210">// кількість квартир</text:span></text:p>
      <text:p text:style-name="P211"><text:span text:style-name="T212"><text:s text:c="8"/></text:span><text:span text:style-name="T213">public</text:span><text:span text:style-name="T214"><text:s/></text:span><text:span text:style-name="T215">int</text:span><text:span text:style-name="T216"><text:s/>numPeople;<text:s/></text:span><text:span text:style-name="T217">// кількість жителів</text:span></text:p>
      <text:p text:style-name="P218"><text:s text:c="4"/>}</text:p>
      <text:p text:style-name="P219"><text:span text:style-name="T220"><text:s text:c="4"/></text:span><text:span text:style-name="T221">class</text:span><text:span text:style-name="T222"><text:s/></text:span><text:span text:style-name="T223">Program</text:span></text:p>
      <text:p text:style-name="P224"><text:s text:c="4"/>{</text:p>
      <text:p text:style-name="P225"><text:span text:style-name="T226"><text:s text:c="8"/></text:span><text:span text:style-name="T227">static</text:span><text:span text:style-name="T228"><text:s/></text:span><text:span text:style-name="T229">void</text:span><text:span text:style-name="T230"><text:s/>Main()</text:span></text:p>
      <text:p text:style-name="P231"><text:s text:c="8"/>{</text:p>
      <text:p text:style-name="P232"><text:span text:style-name="T233"><text:s text:c="12"/></text:span><text:span text:style-name="T234">Building</text:span><text:span text:style-name="T235"><text:s/>b =<text:s/></text:span><text:span text:style-name="T236">new</text:span><text:span text:style-name="T237"><text:s/></text:span><text:span text:style-name="T238">Building</text:span><text:span text:style-name="T239">();<text:s/></text:span><text:span text:style-name="T240">// створюємо будинок</text:span></text:p>
      <text:p text:style-name="P241"><text:span text:style-name="T242"><text:s text:c="12"/>b.area = 1000;<text:s/></text:span><text:span text:style-name="T243">// визначаємо площу</text:span></text:p>
      <text:p text:style-name="P244"><text:span text:style-name="T245"><text:s text:c="12"/>b.floors = 10;<text:s/></text:span><text:span text:style-name="T246">// визначаємо кількість поверхів</text:span></text:p>
      <text:p text:style-name="P247"><text:span text:style-name="T248"><text:s text:c="27"/></text:span><text:span text:style-name="T249">// створюємо офісний будинок</text:span></text:p>
      <text:p text:style-name="P250"><text:span text:style-name="T251"><text:s text:c="12"/></text:span><text:span text:style-name="T252">OfficeBuilding</text:span><text:span text:style-name="T253"><text:s/>ob =<text:s/></text:span><text:span text:style-name="T254">new</text:span><text:span text:style-name="T255"><text:s/></text:span><text:span text:style-name="T256">OfficeBuilding</text:span><text:span text:style-name="T257">();</text:span></text:p>
      <text:p text:style-name="P258"><text:span text:style-name="T259"><text:s text:c="12"/>ob.area = 500;<text:s/></text:span><text:span text:style-name="T260">// визначаємо площу</text:span></text:p>
      <text:p text:style-name="P261"><text:span text:style-name="T262"><text:s text:c="12"/>ob.floors = 3;<text:s/></text:span><text:span text:style-name="T263">// визначаємо кількість поверхів</text:span></text:p>
      <text:p text:style-name="P264"><text:span text:style-name="T265"><text:s text:c="12"/>ob.numOffices = 8;<text:s/></text:span><text:span text:style-name="T266">// визначаємо кількість офісів</text:span></text:p>
      <text:p text:style-name="P267"><text:span text:style-name="T268"><text:s text:c="31"/></text:span><text:span text:style-name="T269">// створюємо житловий будинок</text:span></text:p>
      <text:soft-page-break/>
      <text:p text:style-name="P270"><text:span text:style-name="T271"><text:s text:c="12"/></text:span><text:span text:style-name="T272">LivingBuilding</text:span><text:span text:style-name="T273"><text:s/>lb =<text:s/></text:span><text:span text:style-name="T274">new</text:span><text:span text:style-name="T275"><text:s/></text:span><text:span text:style-name="T276">LivingBuilding</text:span><text:span text:style-name="T277">();</text:span></text:p>
      <text:p text:style-name="P278"><text:span text:style-name="T279"><text:s text:c="12"/>lb.area = 2000;<text:s/></text:span><text:span text:style-name="T280">// визначаємо площу</text:span></text:p>
      <text:p text:style-name="P281"><text:span text:style-name="T282"><text:s text:c="12"/>lb.floors = 5;<text:s/></text:span><text:span text:style-name="T283">// визначаємо кількість поверхів</text:span></text:p>
      <text:p text:style-name="P284"><text:span text:style-name="T285"><text:s text:c="12"/>lb.numFlats = 20;<text:s/></text:span><text:span text:style-name="T286">// визначаємо кількість квартир</text:span></text:p>
      <text:p text:style-name="P287"><text:span text:style-name="T288"><text:s text:c="12"/>lb.numPeople = 75;<text:s/></text:span><text:span text:style-name="T289">// визначаємо кількість мешканців</text:span></text:p>
      <text:p text:style-name="P290"><text:span text:style-name="T291"><text:s text:c="12"/></text:span><text:span text:style-name="T292">Console</text:span><text:span text:style-name="T293">.WriteLine(</text:span><text:span text:style-name="T294">"Будинок : поверхiв {0} площа {1}"</text:span><text:span text:style-name="T295">, b.floors, b.area);</text:span></text:p>
      <text:p text:style-name="P296"><text:span text:style-name="T297"><text:s text:c="12"/></text:span><text:span text:style-name="T298">Console</text:span><text:span text:style-name="T299">.WriteLine(</text:span><text:span text:style-name="T300">"Офiсний будинок : поверхiв {0} площа {1} офiсiв {2}"</text:span><text:span text:style-name="T301">, ob.floors, ob.area, ob.numOffices);</text:span></text:p>
      <text:p text:style-name="P302"><text:span text:style-name="T303"><text:s text:c="12"/></text:span><text:span text:style-name="T304">Console</text:span><text:span text:style-name="T305">.WriteLine(</text:span><text:span text:style-name="T306">"Житловий будинок : поверхiв {0} площа {1} квартир {2} мешканцiв {3}"</text:span><text:span text:style-name="T307">, lb.floors, lb.area, lb.numFlats, lb.numPeople);</text:span></text:p>
      <text:p text:style-name="P308"><text:s text:c="8"/>}</text:p>
      <text:p text:style-name="P309"><text:s text:c="4"/>}</text:p>
      <text:p text:style-name="P310">}</text:p>
      <text:p text:style-name="P311"/>
      <text:p text:style-name="P312"/>
      <text:soft-page-break/>
      <text:h text:style-name="P313" text:outline-level="1"><text:span text:style-name="T314">2) Написати повні умови задачі.<text:s/></text:span><text:span text:style-name="T315"><text:line-break/></text:span><text:span text:style-name="T316">Завдання для виконання<text:s/></text:span></text:h>
      <text:h text:style-name="P317" text:outline-level="3">Задача 1.</text:h>
      <text:p text:style-name="P318">Створити новий проект із трьома класами та ще одним класом, щоб перевірити логіку вашого коду. Основними класами програми є такі класи:</text:p>
      <text:list text:style-name="LFO6" text:continue-numbering="true">
        <text:list-item>
          <text:p text:style-name="P319">Person<text:s/></text:p>
        </text:list-item>
        <text:list-item>
          <text:p text:style-name="P320">Student<text:s/></text:p>
        </text:list-item>
        <text:list-item>
          <text:p text:style-name="P321"><text:span text:style-name="T322">Professor</text:span></text:p>
        </text:list-item>
      </text:list>
      <text:p text:style-name="Обычный"><text:span text:style-name="T323">Класи Student і<text:s/></text:span><text:span text:style-name="T324">Professor<text:s/></text:span><text:span text:style-name="T325">є нащадками класу Person.</text:span></text:p>
      <text:p text:style-name="P326">Клас Student буде включати відкритий Study() метод, який буде писати «I'm studying» на екрані.</text:p>
      <text:p text:style-name="P327">Клас<text:s/><text:bookmark-start text:name="OLE_LINK5"/>Person<text:s/><text:bookmark-end text:name="OLE_LINK5"/>повинен мати два загальних методів Greet() та SetAge(int age), який встановлює вік людини.</text:p>
      <text:p text:style-name="Обычный"><text:span text:style-name="T328">Клас<text:s/></text:span><text:span text:style-name="T329">Professor</text:span><text:span text:style-name="T330"><text:s/>включатиме відкритий Explain() метод, який буде писати «I'm explaining» на екрані.</text:span></text:p>
      <text:p text:style-name="P331">Також створіть відкритий метод ShowAge() у класі Student, який пише «My age is: x years old» на екрані.</text:p>
      <text:p text:style-name="P332">Потрібно створити інший тестовий клас під назвою StudentProfessorTest з методом Main, щоб зробити наступне:</text:p>
      <text:list text:style-name="LFO7">
        <text:list-item text:start-value="1">
          <text:p text:style-name="P333">Створіть нову людину і змусьте її привітатися.</text:p>
        </text:list-item>
      </text:list>
      <text:list text:style-name="LFO7" text:continue-numbering="true">
        <text:list-item>
          <text:p text:style-name="P334">Створіть нового студента, встановіть вік, привітайтеся та покажіть його вік на екрані.</text:p>
        </text:list-item>
      </text:list>
      <text:list text:style-name="LFO7" text:continue-numbering="true">
        <text:list-item>
          <text:p text:style-name="P335">Створіть нового професора, встановіть вік, привітайтеся і почніть пояснення.</text:p>
        </text:list-item>
      </text:list>
      <text:h text:style-name="P336" text:outline-level="3">Задача 2.</text:h>
      <text:p text:style-name="P337"><text:bookmark-start text:name="OLE_LINK7"/>Створіть<text:s/><text:bookmark-end text:name="OLE_LINK7"/>клас User, в якому будуть наступні protected поля - name (ім'я), age (вік), public методи setName, getName, setAge, getAge.</text:p>
      <text:p text:style-name="P338">Створіть клас Worker, який успадковує від класу User і вносить додаткове private поле salary (зарплата), а також методи public getSalary і setSalary.</text:p>
      <text:p text:style-name="P339">Створіть об'єкт цього класу 'Іван', вік 25, зарплата 1000. Створіть другий об'єкт цього класу 'Вася', вік 26, зарплата 2000. Знайдіть суму зарплата Івана і Васі.</text:p>
      <text:p text:style-name="P340">Створіть клас Student, який успадковує від класу User і вносить додаткові private поля стипендія, курс, а також геттери і сеттери для них.</text:p>
      <text:p text:style-name="P341">Створіть клас Driver (Водій), який буде успадковуватися від класу Worker з попередньої задачі. Цей метод повинен вносити такі private поля: водійський стаж, категорія водіння (A, B, C).</text:p>
      <text:h text:style-name="P342" text:outline-level="3"><text:bookmark-start text:name="OLE_LINK8"/>Задача<text:s/><text:bookmark-end text:name="OLE_LINK8"/>3 (з індивідуальними варіантами).</text:h>
      <text:p text:style-name="P343">Створити клас з полями, відповідно до свого варіанту.</text:p>
      <text:p text:style-name="P344">Реалізувати в класі методи:</text:p>
      <text:p text:style-name="P345">- конструктор за замовчуванням;</text:p>
      <text:p text:style-name="P346">- функції обробки даних (1 і 2), зазначені в індивідуальному завданні;</text:p>
      <text:p text:style-name="P347">- функцію формування рядка інформації про об'єкт.</text:p>
      <text:p text:style-name="P348">Для створеного класу створити клас-нащадок з додатковим полем, зазначеним в індивідуальному завданні.<text:s/></text:p>
      <text:p text:style-name="P349">Реалізувати в класі-нащадку методи:</text:p>
      <text:p text:style-name="P350">- конструктор;</text:p>
      <text:p text:style-name="P351">- функцію обробки даних, зазначену в індивідуальному завданні.</text:p>
      <text:p text:style-name="P352">- функцію формування рядки інформації про об'єкт.</text:p>
      <text:p text:style-name="P353">Створити проект для демонстрації роботи: введення і виведення інформації про об'єкти:<text:s/><text:soft-page-break/>класі-батьку і класі-нащадку.</text:p>
      <text:h text:style-name="Заголовок3" text:outline-level="3"><text:span text:style-name="T354"><text:s/></text:span><text:span text:style-name="T355">Варіанти для індивідуального виконання</text:span></text:h>
      <table:table table:style-name="Table356">
        <table:table-columns>
          <table:table-column table:style-name="TableColumn357"/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</table:table-columns>
        <table:table-header-rows>
          <table:table-row table:style-name="TableRow363">
            <table:table-cell table:style-name="TableCell364">
              <text:p text:style-name="P365"><text:span text:style-name="T366">№</text:span></text:p>
            </table:table-cell>
            <table:table-cell table:style-name="TableCell367">
              <text:p text:style-name="P368"><text:span text:style-name="T369">Клас-батько і його поля</text:span></text:p>
            </table:table-cell>
            <table:table-cell table:style-name="TableCell370">
              <text:p text:style-name="P371"><text:span text:style-name="T372">Функція-метод 1 обробки даних</text:span></text:p>
            </table:table-cell>
            <table:table-cell table:style-name="TableCell373">
              <text:p text:style-name="P374"><text:span text:style-name="T375">Функція-метод 2 обробки даних</text:span></text:p>
            </table:table-cell>
            <table:table-cell table:style-name="TableCell376">
              <text:p text:style-name="P377"><text:span text:style-name="T378">Поле класу-нащадка</text:span></text:p>
            </table:table-cell>
            <table:table-cell table:style-name="TableCell379">
              <text:p text:style-name="P380"><text:span text:style-name="T381">Функція-метод 3 обробки даних</text:span></text:p>
            </table:table-cell>
          </table:table-row>
        </table:table-header-rows>
        <table:table-row table:style-name="TableRow382">
          <table:table-cell table:style-name="TableCell383">
            <text:p text:style-name="P384"><text:span text:style-name="T385">6</text:span></text:p>
          </table:table-cell>
          <table:table-cell table:style-name="TableCell386">
            <text:p text:style-name="P387"><text:span text:style-name="T388">Координати зображення прямокутника: x1, y1, x2, y2</text:span></text:p>
          </table:table-cell>
          <table:table-cell table:style-name="TableCell389">
            <text:p text:style-name="P390"><text:span text:style-name="T391">Обчислити площу прямокутника в пікселях</text:span></text:p>
          </table:table-cell>
          <table:table-cell table:style-name="TableCell392">
            <text:p text:style-name="P393"><text:span text:style-name="T394">Зобразити прямокутник на формі (Image) з товщиною лінії 2 пікселя</text:span></text:p>
          </table:table-cell>
          <table:table-cell table:style-name="TableCell395">
            <text:p text:style-name="P396"><text:span text:style-name="T397">Зображення конверта (прямокутник з лініями діагоналей): координати прямокутника, колір ліній</text:span></text:p>
          </table:table-cell>
          <table:table-cell table:style-name="TableCell398">
            <text:p text:style-name="P399"><text:span text:style-name="T400">Площа верхнього (наддіагонального) трикутника в пікселях</text:span></text:p>
          </table:table-cell>
        </table:table-row>
      </table:table>
      <text:p text:style-name="P401"/>
      <text:p text:style-name="P402"><text:span text:style-name="T403">3</text:span><text:span text:style-name="T404">-4</text:span><text:span text:style-name="T405">) Послідовність виконання завдань (вказати назви меню, назви команд, рядки програми тощо; також, використовуючи, копії<text:s/></text:span><text:span text:style-name="T406">вікон програми). Лістинги програм. <text:s/></text:span></text:p>
      <text:p text:style-name="P407">using System;</text:p>
      <text:p text:style-name="P408"/>
      <text:p text:style-name="P409">class Rectangle</text:p>
      <text:p text:style-name="P410">{</text:p>
      <text:p text:style-name="P411"><text:s text:c="4"/>protected int x1, y1, x2, y2;</text:p>
      <text:p text:style-name="P412"/>
      <text:p text:style-name="P413"><text:s text:c="4"/>public Rectangle(int x1, int y1, int x2, int y2)</text:p>
      <text:p text:style-name="P414"><text:s text:c="4"/>{</text:p>
      <text:p text:style-name="P415"><text:s text:c="8"/>this.x1 = x1;</text:p>
      <text:p text:style-name="P416"><text:s text:c="8"/>this.y1 = y1;</text:p>
      <text:p text:style-name="P417"><text:s text:c="8"/>this.x2 = x2;</text:p>
      <text:p text:style-name="P418"><text:s text:c="8"/>this.y2 = y2;</text:p>
      <text:p text:style-name="P419"><text:s text:c="4"/>}</text:p>
      <text:p text:style-name="P420"/>
      <text:p text:style-name="P421"><text:s text:c="4"/>public double CalculateArea()</text:p>
      <text:p text:style-name="P422"><text:s text:c="4"/>{</text:p>
      <text:p text:style-name="P423"><text:s text:c="8"/>return Math.Abs((x2 - x1) * (y2 - y1));</text:p>
      <text:p text:style-name="P424"><text:s text:c="4"/>}</text:p>
      <text:p text:style-name="P425"/>
      <text:p text:style-name="P426"><text:s text:c="4"/>public void Draw()</text:p>
      <text:p text:style-name="P427"><text:s text:c="4"/>{</text:p>
      <text:soft-page-break/>
      <text:p text:style-name="P428"><text:s text:c="8"/>// Реалізація відображення прямокутника</text:p>
      <text:p text:style-name="P429"><text:s text:c="8"/>Console.WriteLine("Drawing a Rectangle:");</text:p>
      <text:p text:style-name="P430"><text:s text:c="8"/>Console.WriteLine($"Coordinates: ({x1}, {y1}) - ({x2}, {y2})");</text:p>
      <text:p text:style-name="P431"><text:s text:c="4"/>}</text:p>
      <text:p text:style-name="P432">}</text:p>
      <text:p text:style-name="P433"/>
      <text:p text:style-name="P434">class Envelope : Rectangle</text:p>
      <text:p text:style-name="P435">{</text:p>
      <text:p text:style-name="P436"><text:s text:c="4"/>private string lineColor;</text:p>
      <text:p text:style-name="P437"/>
      <text:p text:style-name="P438"><text:s text:c="4"/>public Envelope(int x1, int y1, int x2, int y2, string lineColor)</text:p>
      <text:p text:style-name="P439"><text:s text:c="8"/>: base(x1, y1, x2, y2)</text:p>
      <text:p text:style-name="P440"><text:s text:c="4"/>{</text:p>
      <text:p text:style-name="P441"><text:s text:c="8"/>this.lineColor = lineColor;</text:p>
      <text:p text:style-name="P442"><text:s text:c="4"/>}</text:p>
      <text:p text:style-name="P443"/>
      <text:p text:style-name="P444"><text:s text:c="4"/>public double CalculateUpperTriangleArea()</text:p>
      <text:p text:style-name="P445"><text:s text:c="4"/>{</text:p>
      <text:p text:style-name="P446"><text:s text:c="8"/>// Розрахунок площі верхнього трикутника</text:p>
      <text:p text:style-name="P447"><text:s text:c="8"/>double baseLength = Math.Abs(x2 - x1);</text:p>
      <text:p text:style-name="P448"><text:s text:c="8"/>double height = Math.Abs(y2 - y1) / 2.0;</text:p>
      <text:p text:style-name="P449"><text:s text:c="8"/>return 0.5 * baseLength * height;</text:p>
      <text:p text:style-name="P450"><text:s text:c="4"/>}</text:p>
      <text:p text:style-name="P451"><text:s text:c="4"/>public new void Draw()</text:p>
      <text:p text:style-name="P452"><text:s text:c="4"/>{</text:p>
      <text:p text:style-name="P453"><text:s text:c="8"/>// Реалізація відображення конверта</text:p>
      <text:p text:style-name="P454"><text:s text:c="8"/>Console.WriteLine("Drawing an Envelope:");</text:p>
      <text:p text:style-name="P455"><text:s text:c="8"/>Console.WriteLine($"Coordinates: ({x1}, {y1}) - ({x2}, {y2})");</text:p>
      <text:p text:style-name="P456"><text:s text:c="8"/>Console.WriteLine($"Line Color: {lineColor}");</text:p>
      <text:p text:style-name="P457"><text:s text:c="4"/>}</text:p>
      <text:p text:style-name="P458">}</text:p>
      <text:soft-page-break/>
      <text:p text:style-name="P459">class Program</text:p>
      <text:p text:style-name="P460">{</text:p>
      <text:p text:style-name="P461"><text:s text:c="4"/>static void Main()</text:p>
      <text:p text:style-name="P462"><text:s text:c="4"/>{</text:p>
      <text:p text:style-name="P463"><text:s text:c="8"/>Rectangle rectangle = new Rectangle(10, 10, 30, 20);</text:p>
      <text:p text:style-name="P464"><text:s text:c="8"/>Envelope envelope = new Envelope(20, 15, 40, 30, "Red");</text:p>
      <text:p text:style-name="P465"><text:s text:c="8"/>// Робота з прямокутником</text:p>
      <text:p text:style-name="P466"><text:s text:c="8"/>Console.WriteLine("Rectangle Area: " + rectangle.CalculateArea());</text:p>
      <text:p text:style-name="P467"><text:s text:c="8"/>rectangle.Draw();</text:p>
      <text:p text:style-name="P468"><text:s text:c="8"/>// Робота з конвертом</text:p>
      <text:p text:style-name="P469"><text:s text:c="8"/>Console.WriteLine("Envelope Area: " + envelope.CalculateArea());</text:p>
      <text:p text:style-name="P470"><text:s text:c="8"/>Console.WriteLine("Upper Triangle Area: " + envelope.CalculateUpperTriangleArea());</text:p>
      <text:p text:style-name="P471"><text:s text:c="8"/>envelope.Draw();</text:p>
      <text:p text:style-name="P472"><text:s text:c="4"/>}</text:p>
      <text:p text:style-name="P473">}</text:p>
      <text:p text:style-name="P474"/>
      <text:p text:style-name="P475"><text:span text:style-name="T476">5) Результати роботи програм.</text:span></text:p>
      <text:p text:style-name="P477">Rectangle Area: 200</text:p>
      <text:p text:style-name="P478">Drawing a Rectangle:</text:p>
      <text:p text:style-name="P479">Coordinates: (10, 10) - (30, 20)</text:p>
      <text:p text:style-name="P480">Envelope Area: 300</text:p>
      <text:p text:style-name="P481">Upper Triangle Area: 75</text:p>
      <text:p text:style-name="P482">Drawing an Envelope:</text:p>
      <text:p text:style-name="P483">Coordinates: (20, 15) - (40, 30)</text:p>
      <text:p text:style-name="P484"><text:span text:style-name="T485">Line Color: Red</text:span></text:p>
      <text:p text:style-name="P486"><text:span text:style-name="T487">6) Посилання на програмний код розроблених програм у GitHub, GitLab або TFS.</text:span></text:p>
      <text:p text:style-name="Standard"><text:span text:style-name="T488">https://github.com/MaksymDarmanskyi/OOP_Lesson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widows="2" fo:orphans="2" style:vertical-align="auto" fo:margin-top="0.3333in" fo:line-height="115%"/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language="ru" fo:country="RU" style:language-asian="en" style:country-asian="US" style:language-complex="ar" style:country-complex="SA" fo:hyphenate="tru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widows="2" fo:orphans="2" style:vertical-align="auto" fo:margin-top="0.1388in" fo:line-height="115%"/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0pt" style:font-size-asian="10pt" style:font-size-complex="10pt" fo:language="ru" fo:country="RU" style:language-asian="en" style:country-asian="US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Symbol"/>
    </style:style>
    <style:style style:name="ListLabel2" style:display-name="ListLabel 2" style:family="text">
      <style:text-properties style:font-name="Symbol"/>
    </style:style>
    <style:style style:name="ListLabel3" style:display-name="ListLabel 3" style:family="text">
      <style:text-properties style:font-name="Symbol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style:language-asian="uk" style:country-asian="UA" style:language-complex="ar" style:country-complex="SA" fo:hyphenate="true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0pt" style:font-size-asian="10pt" style:font-size-complex="10pt" fo:language="ru" fo:country="RU" style:language-asian="en" style:country-asian="US" style:language-complex="ar" style:country-complex="SA"/>
    </style:style>
    <style:style style:name="Абзацсписка" style:display-name="Абзац списка" style:family="paragraph" style:parent-style-name="Обычный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WW_CharLFO1LVL1" style:family="text">
      <style:text-properties style:font-name="Symbol"/>
    </style:style>
    <text:list-style style:name="WWNum1" style:display-name="WWNum1">
      <text:list-level-style-bullet text:level="1" text:style-name="WW_CharLFO1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LVL1" style:family="text">
      <style:text-properties style:font-name="Symbol"/>
    </style:style>
    <text:list-style style:name="WWNum1a" style:display-name="WWNum1a">
      <text:list-level-style-bullet text:level="1" text:style-name="WW_CharLFO2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LVL1" style:family="text">
      <style:text-properties style:font-name="Symbol"/>
    </style:style>
    <text:list-style style:name="WWNum1aa" style:display-name="WWNum1aa">
      <text:list-level-style-bullet text:level="1" text:style-name="WW_CharLFO3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3" style:num-format=""/>
    </text:outline-style>
    <style:style style:name="WW_CharLFO6LVL1" style:family="text">
      <style:text-properties style:font-name="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9166in" fo:margin-bottom="0.7875in" fo:margin-right="0.851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RRon</meta:initial-creator>
    <dc:creator>DaRRon</dc:creator>
    <meta:creation-date>2023-11-05T08:56:00Z</meta:creation-date>
    <dc:date>2023-11-05T09:43:00Z</dc:date>
    <meta:template xlink:href="Normal.dotm" xlink:type="simple"/>
    <meta:editing-cycles>4</meta:editing-cycles>
    <meta:editing-duration>PT2880S</meta:editing-duration>
    <meta:document-statistic meta:page-count="7" meta:paragraph-count="17" meta:word-count="1318" meta:character-count="8819" meta:row-count="62" meta:non-whitespace-character-count="7518"/>
  </office:meta>
</office:document-meta>
</file>